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line-height="150%"/>
      <style:text-properties fo:font-weight="bold" officeooo:paragraph-rsid="001ec9d6" style:font-weight-asian="bold" style:font-weight-complex="bold"/>
    </style:style>
    <style:style style:name="P3" style:family="paragraph" style:parent-style-name="Preformatted_20_Text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line-height="150%"/>
      <style:text-properties fo:font-weight="bold" officeooo:paragraph-rsid="00229d20" style:font-weight-asian="bold" style:font-weight-complex="bold"/>
    </style:style>
    <style:style style:name="P5" style:family="paragraph" style:parent-style-name="Preformatted_20_Text">
      <style:paragraph-properties fo:line-height="150%"/>
      <style:text-properties fo:font-weight="bold" officeooo:rsid="00229d20" officeooo:paragraph-rsid="00229d20" style:font-weight-asian="bold" style:font-weight-complex="bold"/>
    </style:style>
    <style:style style:name="P6" style:family="paragraph" style:parent-style-name="Preformatted_20_Text">
      <style:paragraph-properties fo:line-height="150%"/>
      <style:text-properties fo:font-size="14pt" fo:font-style="italic" fo:font-weight="normal" officeooo:rsid="00229d20" officeooo:paragraph-rsid="00229d20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ec9d6" fo:background-color="#ffff00" loext:char-shading-value="0"/>
    </style:style>
    <style:style style:name="T3" style:family="text">
      <style:text-properties officeooo:rsid="001d0d04"/>
    </style:style>
    <style:style style:name="T4" style:family="text">
      <style:text-properties style:text-line-through-style="solid" style:text-line-through-type="single" officeooo:rsid="001d0d04"/>
    </style:style>
    <style:style style:name="T5" style:family="text">
      <style:text-properties style:text-line-through-style="solid" style:text-line-through-type="single" officeooo:rsid="001ec9d6"/>
    </style:style>
    <style:style style:name="T6" style:family="text">
      <style:text-properties style:text-line-through-style="solid" style:text-line-through-type="single" officeooo:rsid="0020a407"/>
    </style:style>
    <style:style style:name="T7" style:family="text">
      <style:text-properties style:text-line-through-style="solid" style:text-line-through-type="single" fo:background-color="#ffff00" loext:char-shading-value="0"/>
    </style:style>
    <style:style style:name="T8" style:family="text">
      <style:text-properties officeooo:rsid="001ec9d6"/>
    </style:style>
    <style:style style:name="T9" style:family="text">
      <style:text-properties style:text-line-through-style="none" style:text-line-through-type="none" officeooo:rsid="001ec9d6"/>
    </style:style>
    <style:style style:name="T10" style:family="text">
      <style:text-properties officeooo:rsid="0020a4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, flying goat pose.</text:p>
      <text:p text:style-name="P2">With that rear leg lifted, index fingers growing out of your skull,</text:p>
      <text:p text:style-name="P2"><text:span text:style-name="T1">straightened</text:span> <text:span text:style-name="T4">straighten</text:span><text:span text:style-name="T3"> </text:span>that standing leg until you come into flying goat pose, Mark said.</text:p>
      <text:p text:style-name="P1">He timed this for the exact moment Terry walked into the room.</text:p>
      <text:p text:style-name="P1">We all worked for GE in our cynical moments we labeled it generous electric.</text:p>
      <text:p text:style-name="P1">The company allowed a yoga class at lunchtime.</text:p>
      <text:p text:style-name="P1">It had to fit within the allowed lunch hour, which was 45 minutes.</text:p>
      <text:p text:style-name="P1">The fitness center was a 10 minute walk each way in the Boston plant.</text:p>
      <text:p text:style-name="P1">Changing clothes takes five minutes each way.</text:p>
      <text:p text:style-name="P1">We had 15 minutes for a yoga class.</text:p>
      <text:p text:style-name="P1">We took exception to this corporate generosity.</text:p>
      <text:p text:style-name="P1">You see, there was a history.</text:p>
      <text:p text:style-name="P1">The fitness center in Boston, where we practiced itself came into being in 1983.</text:p>
      <text:p text:style-name="P1">This was a time when professional employees nationwide were impatient for modernization.</text:p>
      <text:p text:style-name="P1">The generous headquarters in Cincinnati installed a fitness center complete with a swimming pool.</text:p>
      <text:p text:style-name="P1">They made a big deal announcing it in a nod to the one third of the company that worked</text:p>
      <text:p text:style-name="P1">in Boston.</text:p>
      <text:p text:style-name="P1">They promised to install a salad bar in our cafeteria.</text:p>
      <text:p text:style-name="P1">Since Cincinnati employees paid use fees for the fitness center,</text:p>
      <text:p text:style-name="P1">we guessed the company believed <text:span text:style-name="T1">alway</text:span><text:span text:style-name="T2">s</text:span> <text:span text:style-name="T5">all was</text:span><text:span text:style-name="T8"> </text:span>fair.</text:p>
      <text:p text:style-name="P1"><text:span text:style-name="T1">They're in suitor</text:span> <text:span text:style-name="T5">There ensued a</text:span><text:span text:style-name="T9"> </text:span>ruckus.</text:p>
      <text:p text:style-name="P1">When the dust settled, we got a fitness center, but we would not get a pool.</text:p>
      <text:p text:style-name="P1">And the 45 minute lunch hour would not change.</text:p>
      <text:p text:style-name="P1">Yoga had yet to become popular with the corporate crowd.</text:p>
      <text:p text:style-name="P1">There was an unused conference room in the new center that would become our yoga room</text:p>
      <text:p text:style-name="P1">in a few years.</text:p>
      <text:p text:style-name="P1">Meanwhile, we took an hour and 15 minutes for lunch after that.</text:p>
      <text:p text:style-name="P1">This was after several visitors from Boston to headquarters reported that the Cincinnati</text:p>
      <text:p text:style-name="P1">folks were doing just that.</text:p>
      <text:p text:style-name="P1">We knew we could get away with it.</text:p>
      <text:p text:style-name="P1">For quite a while after that change in <text:span text:style-name="T1">Outlook</text:span> <text:span text:style-name="T6">outlook</text:span>, we peddled, ran, and lifted our way through</text:p>
      <text:p text:style-name="P1">our one hour and 15 minute lunch hour.</text:p>
      <text:p text:style-name="P1">Then sometime in the late 1990s, we began yoga classes.</text:p>
      <text:p text:style-name="P1"><text:soft-page-break/>We never forgot the salad bar.</text:p>
      <text:p text:style-name="P1">And we used an hour and 15 minutes to make a 45 minute class.</text:p>
      <text:p text:style-name="P1">As long as we didn't raise the issue, the company left us alone.</text:p>
      <text:p text:style-name="P1">We felt like we were practicing yoga as a community.</text:p>
      <text:p text:style-name="P1">Some of our yoga folks worked right up to the official lunch hour and caused everybody</text:p>
      <text:p text:style-name="P1">to wait.</text:p>
      <text:p text:style-name="P1">Why wouldn't we start without them?</text:p>
      <text:p text:style-name="P1">The yoga room was a converted conference room.</text:p>
      <text:p text:style-name="P1">We could barely fit everybody, packed, <text:span text:style-name="T1">met, to met</text:span> <text:span text:style-name="T6">mat-to-mat</text:span>.</text:p>
      <text:p text:style-name="P1">So what?</text:p>
      <text:p text:style-name="P1">The steel doors swung inward and a <text:span text:style-name="T1">late comer</text:span> <text:span text:style-name="T6">latecomer</text:span> may get a tap on the head.</text:p>
      <text:p text:style-name="P1">Terry was a consistent offender.</text:p>
      <text:p text:style-name="P1">We grumbled within our yoga family.</text:p>
      <text:p text:style-name="P1">One of our family was not practicing community yoga.</text:p>
      <text:p text:style-name="P1">Mark had begun teaching this class a few years previously.</text:p>
      <text:p text:style-name="P1">He began to think.</text:p>
      <text:p text:style-name="P1"><text:span text:style-name="T7">“</text:span>Nothing like a good old shaming<text:span text:style-name="T7">,”</text:span> Mark figured and came up with flying goat pose.</text:p>
      <text:p text:style-name="P1">This is best done at the very beginning of class for the most shame effect.</text:p>
      <text:p text:style-name="P1">Leave the doors open.</text:p>
      <text:p text:style-name="P1">Listen for the consistent offender to approach.</text:p>
      <text:p text:style-name="P1">Make horns grow from each temple using your hands with pointers extended.</text:p>
      <text:p text:style-name="P1">Then with your knees bent deeply to protect your low back,</text:p>
      <text:p text:style-name="P1">lower your torso into a forward fold.</text:p>
      <text:p text:style-name="P1">Torso rests on thighs.</text:p>
      <text:p text:style-name="P1">Now extend one leg backwards towards a runner's <text:span text:style-name="T1">lunch</text:span> <text:span text:style-name="T6">lunge</text:span><text:span text:style-name="T10"> </text:span>and at the same time lift up towards</text:p>
      <text:p text:style-name="P1">a <text:span text:style-name="T1">w</text:span>arrior three pose.</text:p>
      <text:p text:style-name="P1">Look towards the door and smile with best of intentions.</text:p>
      <text:p text:style-name="P1"/>
      <text:p text:style-name="P1"/>
      <text:p text:style-name="P6">8 errors, 590 words = 98.6% accuracy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14:56:20.216000000</dc:date>
    <meta:editing-duration>PT4M35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61" meta:word-count="597" meta:character-count="3263" meta:non-whitespace-character-count="2727"/>
  </office:meta>
</office:document-meta>
</file>